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1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100 TESTS biRRT fork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Average Success Time </text:p>
          </table:table-cell>
          <table:table-cell table:style-name="ce1" office:value-type="string" calcext:value-type="string">
            <text:p>Average Failure Time</text:p>
          </table:table-cell>
          <table:table-cell table:style-name="ce1" office:value-type="string" calcext:value-type="string">
            <text:p>Failures</text:p>
          </table:table-cell>
        </table:table-row>
        <table:table-row table:style-name="ro1">
          <table:table-cell office:value-type="string" calcext:value-type="string">
            <text:p>Base Case [1]</text:p>
          </table:table-cell>
          <table:table-cell office:value-type="float" office:value="58.060398" calcext:value-type="float">
            <text:p>58.060398</text:p>
          </table:table-cell>
          <table:table-cell office:value-type="float" office:value="0.3985078765" calcext:value-type="float">
            <text:p>0.3985078765</text:p>
          </table:table-cell>
          <table:table-cell office:value-type="float" office:value="1.3569084211" calcext:value-type="float">
            <text:p>1.35690842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mp Goal Rate = 5 (10) [2]</text:p>
          </table:table-cell>
          <table:table-cell office:value-type="float" office:value="68.320153" calcext:value-type="float">
            <text:p>68.320153</text:p>
          </table:table-cell>
          <table:table-cell office:value-type="float" office:value="0.4938833718" calcext:value-type="float">
            <text:p>0.4938833718</text:p>
          </table:table-cell>
          <table:table-cell office:value-type="float" office:value="1.3544204545" calcext:value-type="float">
            <text:p>1.3544204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mp Goal Rate = 3</text:p>
          </table:table-cell>
          <table:table-cell office:value-type="float" office:value="75.911549" calcext:value-type="float">
            <text:p>75.911549</text:p>
          </table:table-cell>
          <table:table-cell office:value-type="float" office:value="0.4995306806" calcext:value-type="float">
            <text:p>0.4995306806</text:p>
          </table:table-cell>
          <table:table-cell office:value-type="float" office:value="1.4266192857" calcext:value-type="float">
            <text:p>1.42661928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amp Goal Rate = 50 [4]</text:p>
          </table:table-cell>
          <table:table-cell office:value-type="float" office:value="57.887998" calcext:value-type="float">
            <text:p>57.887998</text:p>
          </table:table-cell>
          <table:table-cell office:value-type="float" office:value="0.4246177805" calcext:value-type="float">
            <text:p>0.4246177805</text:p>
          </table:table-cell>
          <table:table-cell office:value-type="float" office:value="1.28163" calcext:value-type="float">
            <text:p>1.281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mp Goal Rate = 1000 [5]</text:p>
          </table:table-cell>
          <table:table-cell office:value-type="float" office:value="64.132114" calcext:value-type="float">
            <text:p>64.132114</text:p>
          </table:table-cell>
          <table:table-cell office:value-type="float" office:value="0.4833133827" calcext:value-type="float">
            <text:p>0.4833133827</text:p>
          </table:table-cell>
          <table:table-cell office:value-type="float" office:value="1.3149331579" calcext:value-type="float">
            <text:p>1.31493315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 = 40 (20) [6]</text:p>
          </table:table-cell>
          <table:table-cell office:value-type="float" office:value="135.60535" calcext:value-type="float">
            <text:p>135.60535</text:p>
          </table:table-cell>
          <table:table-cell office:value-type="float" office:value="0.8754175714" calcext:value-type="float">
            <text:p>0.8754175714</text:p>
          </table:table-cell>
          <table:table-cell office:value-type="float" office:value="2.4775373333" calcext:value-type="float">
            <text:p>2.477537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 = 60</text:p>
          </table:table-cell>
          <table:table-cell office:value-type="float" office:value="211.87416" calcext:value-type="float">
            <text:p>211.87416</text:p>
          </table:table-cell>
          <table:table-cell office:value-type="float" office:value="1.6009580263" calcext:value-type="float">
            <text:p>1.6009580263</text:p>
          </table:table-cell>
          <table:table-cell office:value-type="float" office:value="3.7583895833" calcext:value-type="float">
            <text:p>3.75838958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 = 10</text:p>
          </table:table-cell>
          <table:table-cell office:value-type="float" office:value="30.064997" calcext:value-type="float">
            <text:p>30.064997</text:p>
          </table:table-cell>
          <table:table-cell office:value-type="float" office:value="0.2268589294" calcext:value-type="float">
            <text:p>0.2268589294</text:p>
          </table:table-cell>
          <table:table-cell office:value-type="float" office:value="0.7187992" calcext:value-type="float">
            <text:p>0.71879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 = 5 [9]</text:p>
          </table:table-cell>
          <table:table-cell office:value-type="float" office:value="13.6444631" calcext:value-type="float">
            <text:p>13.6444631</text:p>
          </table:table-cell>
          <table:table-cell office:value-type="float" office:value="0.1056565789" calcext:value-type="float">
            <text:p>0.1056565789</text:p>
          </table:table-cell>
          <table:table-cell office:value-type="float" office:value="0.400631" calcext:value-type="float">
            <text:p>0.4006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oal_gap_rad = 0.2 (0.4)</text:p>
          </table:table-cell>
          <table:table-cell office:value-type="float" office:value="69.824258" calcext:value-type="float">
            <text:p>69.824258</text:p>
          </table:table-cell>
          <table:table-cell office:value-type="float" office:value="0.4695136216" calcext:value-type="float">
            <text:p>0.4695136216</text:p>
          </table:table-cell>
          <table:table-cell office:value-type="float" office:value="1.3492403846" calcext:value-type="float">
            <text:p>1.34924038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Goal_gap_rad = 0.6</text:p>
          </table:table-cell>
          <table:table-cell office:value-type="float" office:value="58.825648" calcext:value-type="float">
            <text:p>58.825648</text:p>
          </table:table-cell>
          <table:table-cell office:value-type="float" office:value="0.4501012857" calcext:value-type="float">
            <text:p>0.4501012857</text:p>
          </table:table-cell>
          <table:table-cell office:value-type="float" office:value="1.31357125" calcext:value-type="float">
            <text:p>1.31357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oal_gap_rad = 0.8</text:p>
          </table:table-cell>
          <table:table-cell office:value-type="float" office:value="48.925533" calcext:value-type="float">
            <text:p>48.925533</text:p>
          </table:table-cell>
          <table:table-cell office:value-type="float" office:value="0.4097472857" calcext:value-type="float">
            <text:p>0.4097472857</text:p>
          </table:table-cell>
          <table:table-cell office:value-type="float" office:value="1.29317" calcext:value-type="float">
            <text:p>1.293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GR = 50, K = 5, Ggr = 0.6</text:p>
          </table:table-cell>
          <table:table-cell office:value-type="float" office:value="12.1906072" calcext:value-type="float">
            <text:p>12.1906072</text:p>
          </table:table-cell>
          <table:table-cell office:value-type="float" office:value="0.1141018474" calcext:value-type="float">
            <text:p>0.1141018474</text:p>
          </table:table-cell>
          <table:table-cell office:value-type="float" office:value="0.3742426667" calcext:value-type="float">
            <text:p>0.374242666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RRT f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GR = 50, K = 5, Ggr = 0.6</text:p>
          </table:table-cell>
          <table:table-cell office:value-type="float" office:value="32.6388551" calcext:value-type="float">
            <text:p>32.6388551</text:p>
          </table:table-cell>
          <table:table-cell office:value-type="float" office:value="0.1563310333" calcext:value-type="float">
            <text:p>0.1563310333</text:p>
          </table:table-cell>
          <table:table-cell office:value-type="float" office:value="0.3316480619" calcext:value-type="float">
            <text:p>0.331648061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GR = 50, K = 5, Ggr = 0.6, n_iter = 2000 (200)</text:p>
          </table:table-cell>
          <table:table-cell office:value-type="float" office:value="168.99103" calcext:value-type="float">
            <text:p>168.99103</text:p>
          </table:table-cell>
          <table:table-cell office:value-type="float" office:value="1.1069165789" calcext:value-type="float">
            <text:p>1.1069165789</text:p>
          </table:table-cell>
          <table:table-cell office:value-type="float" office:value="2.0472290323" calcext:value-type="float">
            <text:p>2.047229032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GR = 10, K = 20, Ggr = 0.6, n_iter = 2000 (200)</text:p>
          </table:table-cell>
          <table:table-cell office:value-type="float" office:value="495.58805" calcext:value-type="float">
            <text:p>495.58805</text:p>
          </table:table-cell>
          <table:table-cell office:value-type="float" office:value="3.1384213043" calcext:value-type="float">
            <text:p>3.1384213043</text:p>
          </table:table-cell>
          <table:table-cell office:value-type="float" office:value="6.5050411111" calcext:value-type="float">
            <text:p>6.50504111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traight Curve biRRT (escenario blanc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9.986869" calcext:value-type="float">
            <text:p>9.986869</text:p>
          </table:table-cell>
          <table:table-cell office:value-type="float" office:value="0.09986869" calcext:value-type="float">
            <text:p>0.09986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 Goal Rate = 5 (10)</text:p>
          </table:table-cell>
          <table:table-cell office:value-type="float" office:value="9.5586854" calcext:value-type="float">
            <text:p>9.5586854</text:p>
          </table:table-cell>
          <table:table-cell office:value-type="float" office:value="0.095586854" calcext:value-type="float">
            <text:p>0.095586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 Goal Rate = 1000</text:p>
          </table:table-cell>
          <table:table-cell office:value-type="float" office:value="10.5333278" calcext:value-type="float">
            <text:p>10.5333278</text:p>
          </table:table-cell>
          <table:table-cell office:value-type="float" office:value="0.105333278" calcext:value-type="float">
            <text:p>0.105333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p Goal Rate = 50</text:p>
          </table:table-cell>
          <table:table-cell office:value-type="float" office:value="10.476612" calcext:value-type="float">
            <text:p>10.476612</text:p>
          </table:table-cell>
          <table:table-cell office:value-type="float" office:value="0.10476612" calcext:value-type="float">
            <text:p>0.10476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 = 40 (20)</text:p>
          </table:table-cell>
          <table:table-cell office:value-type="float" office:value="16.758869" calcext:value-type="float">
            <text:p>16.758869</text:p>
          </table:table-cell>
          <table:table-cell office:value-type="float" office:value="0.16758869" calcext:value-type="float">
            <text:p>0.1675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 = 5</text:p>
          </table:table-cell>
          <table:table-cell office:value-type="float" office:value="4.413798" calcext:value-type="float">
            <text:p>4.413798</text:p>
          </table:table-cell>
          <table:table-cell office:value-type="float" office:value="0.04413798" calcext:value-type="float">
            <text:p>0.04413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Straight Curve biRRT (escenario negr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23.391612" calcext:value-type="float">
            <text:p>23.391612</text:p>
          </table:table-cell>
          <table:table-cell office:value-type="float" office:value="0.2126404286" calcext:value-type="float">
            <text:p>0.2126404286</text:p>
          </table:table-cell>
          <table:table-cell office:value-type="float" office:value="1.276425" calcext:value-type="float">
            <text:p>1.276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p Goal Rate = 5 (10)</text:p>
          </table:table-cell>
          <table:table-cell office:value-type="float" office:value="29.6918861" calcext:value-type="float">
            <text:p>29.6918861</text:p>
          </table:table-cell>
          <table:table-cell office:value-type="float" office:value="0.2426156432" calcext:value-type="float">
            <text:p>0.2426156432</text:p>
          </table:table-cell>
          <table:table-cell office:value-type="float" office:value="1.32868" calcext:value-type="float">
            <text:p>1.328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mp Goal Rate = 1000</text:p>
          </table:table-cell>
          <table:table-cell office:value-type="float" office:value="30.192106" calcext:value-type="float">
            <text:p>30.192106</text:p>
          </table:table-cell>
          <table:table-cell office:value-type="float" office:value="0.2578249583" calcext:value-type="float">
            <text:p>0.2578249583</text:p>
          </table:table-cell>
          <table:table-cell office:value-type="float" office:value="1.3602275" calcext:value-type="float">
            <text:p>1.3602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p Goal Rate = 50</text:p>
          </table:table-cell>
          <table:table-cell office:value-type="float" office:value="30.948598" calcext:value-type="float">
            <text:p>30.948598</text:p>
          </table:table-cell>
          <table:table-cell office:value-type="float" office:value="0.2583631368" calcext:value-type="float">
            <text:p>0.2583631368</text:p>
          </table:table-cell>
          <table:table-cell office:value-type="float" office:value="1.28082" calcext:value-type="float">
            <text:p>1.28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 = 40 (20)</text:p>
          </table:table-cell>
          <table:table-cell office:value-type="float" office:value="66.109981" calcext:value-type="float">
            <text:p>66.109981</text:p>
          </table:table-cell>
          <table:table-cell office:value-type="float" office:value="0.5473486277" calcext:value-type="float">
            <text:p>0.5473486277</text:p>
          </table:table-cell>
          <table:table-cell office:value-type="float" office:value="2.4432016667" calcext:value-type="float">
            <text:p>2.44320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 = 5</text:p>
          </table:table-cell>
          <table:table-cell office:value-type="float" office:value="6.6108786" calcext:value-type="float">
            <text:p>6.6108786</text:p>
          </table:table-cell>
          <table:table-cell office:value-type="float" office:value="0.066108786" calcext:value-type="float">
            <text:p>0.066108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traight Curve RRT (escenario negr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65.151168" calcext:value-type="float">
            <text:p>65.151168</text:p>
          </table:table-cell>
          <table:table-cell office:value-type="float" office:value="0.3235459231" calcext:value-type="float">
            <text:p>0.3235459231</text:p>
          </table:table-cell>
          <table:table-cell office:value-type="float" office:value="0.7005180575" calcext:value-type="float">
            <text:p>0.70051805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amp Goal Rate = 5 </text:p>
          </table:table-cell>
          <table:table-cell office:value-type="float" office:value="62.4936609" calcext:value-type="float">
            <text:p>62.4936609</text:p>
          </table:table-cell>
          <table:table-cell office:value-type="float" office:value="0.2433641118" calcext:value-type="float">
            <text:p>0.2433641118</text:p>
          </table:table-cell>
          <table:table-cell office:value-type="float" office:value="0.703090012" calcext:value-type="float">
            <text:p>0.7030900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amp Goal Rate = 5, n_inter = 500</text:p>
          </table:table-cell>
          <table:table-cell office:value-type="float" office:value="110.913788" calcext:value-type="float">
            <text:p>110.913788</text:p>
          </table:table-cell>
          <table:table-cell office:value-type="float" office:value="0.3962271628" calcext:value-type="float">
            <text:p>0.3962271628</text:p>
          </table:table-cell>
          <table:table-cell office:value-type="float" office:value="1.6469477193" calcext:value-type="float">
            <text:p>1.64694771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mp Goal Rate = 5, n_inter = 1000</text:p>
          </table:table-cell>
          <table:table-cell office:value-type="float" office:value="155.4668997" calcext:value-type="float">
            <text:p>155.4668997</text:p>
          </table:table-cell>
          <table:table-cell office:value-type="float" office:value="0.5929776516" calcext:value-type="float">
            <text:p>0.5929776516</text:p>
          </table:table-cell>
          <table:table-cell office:value-type="float" office:value="3.2643425" calcext:value-type="float">
            <text:p>3.26434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amp Goal Rate = 5, K = 5 [19]</text:p>
          </table:table-cell>
          <table:table-cell office:value-type="float" office:value="16.5324567" calcext:value-type="float">
            <text:p>16.5324567</text:p>
          </table:table-cell>
          <table:table-cell office:value-type="float" office:value="0.0695229606" calcext:value-type="float">
            <text:p>0.0695229606</text:p>
          </table:table-cell>
          <table:table-cell office:value-type="float" office:value="0.2125104328" calcext:value-type="float">
            <text:p>0.212510432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mp Goal Rate = 5, n_inter = 500, K = 5 [20]</text:p>
          </table:table-cell>
          <table:table-cell office:value-type="float" office:value="25.3964588" calcext:value-type="float">
            <text:p>25.3964588</text:p>
          </table:table-cell>
          <table:table-cell office:value-type="float" office:value="0.1120067836" calcext:value-type="float">
            <text:p>0.1120067836</text:p>
          </table:table-cell>
          <table:table-cell office:value-type="float" office:value="0.4760011538" calcext:value-type="float">
            <text:p>0.4760011538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biRRT fork changing start-g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 </text:p>
          </table:table-cell>
          <table:table-cell office:value-type="float" office:value="81.684619" calcext:value-type="float">
            <text:p>81.684619</text:p>
          </table:table-cell>
          <table:table-cell office:value-type="float" office:value="0.6191398406" calcext:value-type="float">
            <text:p>0.6191398406</text:p>
          </table:table-cell>
          <table:table-cell office:value-type="float" office:value="1.2569022581" calcext:value-type="float">
            <text:p>1.256902258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amp Goal Rate = 50 </text:p>
          </table:table-cell>
          <table:table-cell office:value-type="float" office:value="70.365359" calcext:value-type="float">
            <text:p>70.365359</text:p>
          </table:table-cell>
          <table:table-cell office:value-type="float" office:value="0.5262947922" calcext:value-type="float">
            <text:p>0.526294792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 = 5 </text:p>
          </table:table-cell>
          <table:table-cell office:value-type="float" office:value="15.8074013" calcext:value-type="float">
            <text:p>15.8074013</text:p>
          </table:table-cell>
          <table:table-cell office:value-type="float" office:value="0.1167197094" calcext:value-type="float">
            <text:p>0.1167197094</text:p>
          </table:table-cell>
          <table:table-cell office:value-type="float" office:value="0.3924150667" calcext:value-type="float">
            <text:p>0.3924150667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biRRT straight changing start-g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 </text:p>
          </table:table-cell>
          <table:table-cell office:value-type="float" office:value="42.50347" calcext:value-type="float">
            <text:p>42.50347</text:p>
          </table:table-cell>
          <table:table-cell office:value-type="float" office:value="0.3689990426" calcext:value-type="float">
            <text:p>0.3689990426</text:p>
          </table:table-cell>
          <table:table-cell office:value-type="float" office:value="1.3029266667" calcext:value-type="float">
            <text:p>1.30292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p Goal Rate = 50 </text:p>
          </table:table-cell>
          <table:table-cell office:value-type="float" office:value="45.645052" calcext:value-type="float">
            <text:p>45.645052</text:p>
          </table:table-cell>
          <table:table-cell office:value-type="float" office:value="0.3645105778" calcext:value-type="float">
            <text:p>0.3645105778</text:p>
          </table:table-cell>
          <table:table-cell office:value-type="float" office:value="1.28391" calcext:value-type="float">
            <text:p>1.283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 = 5 </text:p>
          </table:table-cell>
          <table:table-cell office:value-type="float" office:value="7.5228592" calcext:value-type="float">
            <text:p>7.5228592</text:p>
          </table:table-cell>
          <table:table-cell office:value-type="float" office:value="0.0718289111" calcext:value-type="float">
            <text:p>0.0718289111</text:p>
          </table:table-cell>
          <table:table-cell office:value-type="float" office:value="0.411797" calcext:value-type="float">
            <text:p>0.41179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RRT fork changing start-go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office:value-type="float" office:value="63.942417" calcext:value-type="float">
            <text:p>63.942417</text:p>
          </table:table-cell>
          <table:table-cell office:value-type="float" office:value="0.4028445" calcext:value-type="float">
            <text:p>0.4028445</text:p>
          </table:table-cell>
          <table:table-cell office:value-type="float" office:value="0.6985690875" calcext:value-type="float">
            <text:p>0.69856908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amp Goal Rate = 5, K = 5 [19]</text:p>
          </table:table-cell>
          <table:table-cell office:value-type="float" office:value="17.4937381" calcext:value-type="float">
            <text:p>17.4937381</text:p>
          </table:table-cell>
          <table:table-cell office:value-type="float" office:value="0.1210605024" calcext:value-type="float">
            <text:p>0.1210605024</text:p>
          </table:table-cell>
          <table:table-cell office:value-type="float" office:value="0.2139516724" calcext:value-type="float">
            <text:p>0.213951672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mp Goal Rate = 5, n_inter = 500, K = 5 [20]</text:p>
          </table:table-cell>
          <table:table-cell office:value-type="float" office:value="33.528847" calcext:value-type="float">
            <text:p>33.528847</text:p>
          </table:table-cell>
          <table:table-cell office:value-type="float" office:value="0.2289822656" calcext:value-type="float">
            <text:p>0.2289822656</text:p>
          </table:table-cell>
          <table:table-cell office:value-type="float" office:value="0.5242772778" calcext:value-type="float">
            <text:p>0.5242772778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biRRT fork going 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 [21, mayor area de sampleo]</text:p>
          </table:table-cell>
          <table:table-cell office:value-type="float" office:value="40.572932" calcext:value-type="float">
            <text:p>40.572932</text:p>
          </table:table-cell>
          <table:table-cell office:value-type="float" office:value="0.3460332128" calcext:value-type="float">
            <text:p>0.3460332128</text:p>
          </table:table-cell>
          <table:table-cell office:value-type="float" office:value="1.3409683333" calcext:value-type="float">
            <text:p>1.34096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p Goal Rate = 50 [22]</text:p>
          </table:table-cell>
          <table:table-cell office:value-type="float" office:value="42.457954" calcext:value-type="float">
            <text:p>42.457954</text:p>
          </table:table-cell>
          <table:table-cell office:value-type="float" office:value="0.339436967" calcext:value-type="float">
            <text:p>0.339436967</text:p>
          </table:table-cell>
          <table:table-cell office:value-type="float" office:value="1.2854655556" calcext:value-type="float">
            <text:p>1.2854655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 = 5 [23]</text:p>
          </table:table-cell>
          <table:table-cell office:value-type="float" office:value="12.2485503" calcext:value-type="float">
            <text:p>12.2485503</text:p>
          </table:table-cell>
          <table:table-cell office:value-type="float" office:value="0.1103511698" calcext:value-type="float">
            <text:p>0.1103511698</text:p>
          </table:table-cell>
          <table:table-cell office:value-type="float" office:value="0.4137095" calcext:value-type="float">
            <text:p>0.41370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00 TESTS RRT fork going stra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C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 Goal Rate = 5, K = 5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 Goal Rate = 5, n_inter = 500, K = 5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15:22:46.43622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13:22:54.089729350</dc:date>
    <meta:editing-duration>P2DT20H54M13S</meta:editing-duration>
    <meta:editing-cycles>27</meta:editing-cycles>
    <meta:generator>LibreOffice/5.1.6.2$Linux_X86_64 LibreOffice_project/10m0$Build-2</meta:generator>
    <meta:document-statistic meta:table-count="1" meta:cell-count="247" meta:object-count="0"/>
  </office:meta>
</office:document-meta>
</file>